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7000000798B4C3467FDFF402B.png" manifest:media-type="image/png"/>
  <manifest:file-entry manifest:full-path="Pictures/10000000000000E1000000E11DB0A86199FB6257.png" manifest:media-type="image/png"/>
  <manifest:file-entry manifest:full-path="Pictures/10000000000000E1000000E127AC39A6D6CD94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9.123cm" fo:min-width="5.1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1.528cm" fo:min-width="4.45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draw:fill="none" fo:min-height="0.41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13cm" svg:height="9.373cm" svg:x="14.53cm" svg:y="9.24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24cm" svg:height="0.802cm" svg:x="15.649cm" svg:y="9.841cm">
          <draw:text-box>
            <text:p><text:span text:style-name="T1">SyncSpaces</text:span></text:p>
          </draw:text-box>
        </draw:frame>
        <draw:custom-shape draw:style-name="gr3" draw:text-style-name="P1" draw:layer="layout" svg:width="4.953cm" svg:height="1.778cm" svg:x="14.809cm" svg:y="11.02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73cm" svg:height="1.143cm" svg:x="15.106cm" svg:y="11.278cm">
          <draw:image xlink:href="Pictures/1000020100000067000000798B4C3467FDFF402B.png" xlink:type="simple" xlink:show="embed" xlink:actuate="onLoad">
            <text:p/>
          </draw:image>
        </draw:frame>
        <draw:frame draw:style-name="gr5" draw:text-style-name="P5" xml:id="id1" draw:id="id1" draw:layer="layout" svg:width="3.683cm" svg:height="1.073cm" svg:x="16.079cm" svg:y="11.205cm">
          <draw:text-box>
            <text:p text:style-name="P4"><text:span text:style-name="T2">/media/ss1</text:span></text:p>
            <text:p text:style-name="P4"><text:span text:style-name="T2">Used : 5 / 10Go </text:span></text:p>
          </draw:text-box>
        </draw:frame>
        <draw:custom-shape draw:style-name="gr3" draw:text-style-name="P1" draw:layer="layout" svg:width="4.953cm" svg:height="1.778cm" svg:x="14.809cm" svg:y="13.02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73cm" svg:height="1.143cm" svg:x="15.106cm" svg:y="13.278cm">
          <draw:image xlink:href="Pictures/1000020100000067000000798B4C3467FDFF402B.png" xlink:type="simple" xlink:show="embed" xlink:actuate="onLoad">
            <text:p/>
          </draw:image>
        </draw:frame>
        <draw:frame draw:style-name="gr5" draw:text-style-name="P5" draw:layer="layout" svg:width="3.683cm" svg:height="1.073cm" svg:x="16.079cm" svg:y="13.205cm">
          <draw:text-box>
            <text:p text:style-name="P4"><text:span text:style-name="T2">/media/ss2</text:span></text:p>
            <text:p text:style-name="P4"><text:span text:style-name="T2">Used : 5 / 10Go </text:span></text:p>
          </draw:text-box>
        </draw:frame>
        <draw:custom-shape draw:style-name="gr3" draw:text-style-name="P1" draw:layer="layout" svg:width="4.953cm" svg:height="1.778cm" svg:x="14.809cm" svg:y="15.02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73cm" svg:height="1.143cm" svg:x="15.106cm" svg:y="15.278cm">
          <draw:image xlink:href="Pictures/1000020100000067000000798B4C3467FDFF402B.png" xlink:type="simple" xlink:show="embed" xlink:actuate="onLoad">
            <text:p/>
          </draw:image>
        </draw:frame>
        <draw:frame draw:style-name="gr5" draw:text-style-name="P5" draw:layer="layout" svg:width="3.683cm" svg:height="1.073cm" svg:x="16.079cm" svg:y="15.205cm">
          <draw:text-box>
            <text:p text:style-name="P4"><text:span text:style-name="T2">/media/ss3</text:span></text:p>
            <text:p text:style-name="P4"><text:span text:style-name="T2">Used : 5 / 10Go </text:span></text:p>
          </draw:text-box>
        </draw:frame>
        <draw:custom-shape draw:style-name="gr1" draw:text-style-name="P1" xml:id="id2" draw:id="id2" draw:layer="layout" svg:width="5.613cm" svg:height="9.373cm" svg:x="24.715cm" svg:y="9.27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73cm" svg:height="1.143cm" svg:x="25.291cm" svg:y="9.803cm">
          <draw:image xlink:href="Pictures/1000020100000067000000798B4C3467FDFF402B.png" xlink:type="simple" xlink:show="embed" xlink:actuate="onLoad">
            <text:p/>
          </draw:image>
        </draw:frame>
        <draw:frame draw:style-name="gr4" draw:text-style-name="P3" draw:layer="layout" svg:width="1.034cm" svg:height="1.034cm" svg:x="24.969cm" svg:y="17.247cm">
          <draw:image xlink:href="Pictures/10000000000000E1000000E11DB0A86199FB6257.png" xlink:type="simple" xlink:show="embed" xlink:actuate="onLoad">
            <text:p/>
          </draw:image>
        </draw:frame>
        <draw:frame draw:style-name="gr5" draw:text-style-name="P5" draw:layer="layout" svg:width="3.683cm" svg:height="0.708cm" svg:x="25.477cm" svg:y="13.437cm">
          <draw:text-box>
            <text:p text:style-name="P4"><text:span text:style-name="T2">/media/ss1</text:span></text:p>
          </draw:text-box>
        </draw:frame>
        <draw:frame draw:style-name="gr4" draw:text-style-name="P3" draw:layer="layout" svg:width="0.907cm" svg:height="0.907cm" svg:x="29.015cm" svg:y="13.165cm">
          <draw:image xlink:href="Pictures/10000000000000E1000000E127AC39A6D6CD94D8.png" xlink:type="simple" xlink:show="embed" xlink:actuate="onLoad">
            <text:p/>
          </draw:image>
        </draw:frame>
        <draw:connector draw:style-name="gr6" draw:text-style-name="P6" draw:layer="layout" svg:x1="19.762cm" svg:y1="11.741cm" svg:x2="24.715cm" svg:y2="13.957cm" draw:start-shape="id1" draw:start-glue-point="1" draw:end-shape="id2" svg:d="M19762 11741h2476v2216h2477" svg:viewBox="0 0 4954 2217">
          <text:p/>
        </draw:connector>
        <draw:custom-shape draw:style-name="gr1" draw:text-style-name="P1" draw:layer="layout" svg:width="5.613cm" svg:height="9.373cm" svg:x="14.453cm" svg:y="21.3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94cm" svg:height="0.802cm" svg:x="15.072cm" svg:y="21.931cm">
          <draw:text-box>
            <text:p><text:span text:style-name="T1">Drives &amp; partitions</text:span></text:p>
          </draw:text-box>
        </draw:frame>
        <draw:frame draw:style-name="gr4" draw:text-style-name="P3" draw:layer="layout" svg:width="0.973cm" svg:height="1.143cm" svg:x="14.529cm" svg:y="23.068cm">
          <draw:image xlink:href="Pictures/1000020100000067000000798B4C3467FDFF402B.png" xlink:type="simple" xlink:show="embed" xlink:actuate="onLoad">
            <text:p/>
          </draw:image>
        </draw:frame>
        <draw:frame draw:style-name="gr7" draw:text-style-name="P7" draw:layer="layout" svg:width="4.318cm" svg:height="1.895cm" svg:x="15.601cm" svg:y="22.962cm">
          <draw:text-box>
            <text:p text:style-name="P4"><text:span text:style-name="T2">sda1</text:span><text:span text:style-name="T2"><text:tab/></text:span><text:span text:style-name="T2">ext4</text:span><text:span text:style-name="T2"><text:tab/></text:span><text:span text:style-name="T2">400Go</text:span></text:p>
            <text:p text:style-name="P4"><text:span text:style-name="T2">/media/ss1</text:span></text:p>
            <text:p text:style-name="P4"><text:span text:style-name="T2">sda2</text:span><text:span text:style-name="T2"><text:tab/></text:span><text:span text:style-name="T2">ext4</text:span><text:span text:style-name="T2"><text:tab/></text:span><text:span text:style-name="T2">120Go</text:span></text:p>
            <text:p text:style-name="P4"><text:span text:style-name="T2">/media/ss2</text:span></text:p>
          </draw:text-box>
        </draw:frame>
        <draw:frame draw:style-name="gr8" draw:text-style-name="P8" draw:layer="layout" svg:width="1.095cm" svg:height="0.663cm" svg:x="14.453cm" svg:y="24.232cm">
          <draw:text-box>
            <text:p text:style-name="P4"><text:span text:style-name="T2">s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09:16:43.765000000</meta:creation-date>
    <dc:date>2018-06-14T18:25:07.708000000</dc:date>
    <meta:editing-duration>PT3H13M16S</meta:editing-duration>
    <meta:editing-cycles>4</meta:editing-cycles>
    <meta:generator>LibreOffice/5.2.1.2$Windows_x86 LibreOffice_project/31dd62db80d4e60af04904455ec9c9219178d620</meta:generator>
    <meta:document-statistic meta:object-count="22"/>
  </office:meta>
</office:document-meta>
</file>